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12">
      <text:list-level-style-number text:level="1" text:style-name="WW_CharLFO12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text:style-name="WW_CharLFO13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0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0.6895in"/>
    </style:style>
    <style:style style:name="TableColumn3" style:family="table-column">
      <style:table-column-properties style:column-width="2.3652in"/>
    </style:style>
    <style:style style:name="TableColumn4" style:family="table-column">
      <style:table-column-properties style:column-width="2.8506in"/>
    </style:style>
    <style:style style:name="Table1" style:family="table" style:master-page-name="MPF0">
      <style:table-properties style:width="5.9055in" fo:margin-left="0in" table:align="left"/>
    </style:style>
    <style:style style:name="TableRow5" style:family="table-row">
      <style:table-row-properties style:min-row-height="0.3395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1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2" style:family="table-cell">
      <style:table-cell-properties fo:border="none" style:writing-mode="lr-tb" fo:padding-top="0in" fo:padding-left="0in" fo:padding-bottom="0in" fo:padding-right="0in"/>
    </style:style>
    <style:style style:name="T13" style:parent-style-name="Standardnípísmoodstavce" style:family="text">
      <style:text-properties fo:font-weight="bold" style:font-weight-asian="bold"/>
    </style:style>
    <style:style style:name="P14" style:parent-style-name="Základnítext" style:family="paragraph"/>
    <style:style style:name="P15" style:parent-style-name="Základnítext" style:family="paragraph"/>
    <style:style style:name="P16" style:parent-style-name="Příloha" style:family="paragraph">
      <style:text-properties fo:font-weight="normal" style:font-weight-asian="normal" style:use-window-font-color="true"/>
    </style:style>
    <style:style style:name="P17" style:parent-style-name="Příloha" style:family="paragraph">
      <style:text-properties fo:font-weight="normal" style:font-weight-asian="normal" style:use-window-font-color="true"/>
    </style:style>
    <style:style style:name="P18" style:parent-style-name="Příloha" style:family="paragraph">
      <style:text-properties fo:font-weight="normal" style:font-weight-asian="normal" style:use-window-font-color="true"/>
    </style:style>
    <style:style style:name="P19" style:parent-style-name="Příloha" style:family="paragraph">
      <style:text-properties fo:font-weight="normal" style:font-weight-asian="normal" style:use-window-font-color="true"/>
    </style:style>
    <style:style style:name="P20" style:parent-style-name="Příloha" style:family="paragraph">
      <style:text-properties fo:font-weight="normal" style:font-weight-asian="normal" style:use-window-font-color="true"/>
    </style:style>
    <style:style style:name="P21" style:parent-style-name="Příloha" style:family="paragraph">
      <style:text-properties fo:font-weight="normal" style:font-weight-asian="normal" style:use-window-font-color="true"/>
    </style:style>
    <style:style style:name="P22" style:parent-style-name="Příloha" style:family="paragraph">
      <style:text-properties fo:font-weight="normal" style:font-weight-asian="normal" style:use-window-font-color="true"/>
    </style:style>
    <style:style style:name="P23" style:parent-style-name="Příloha" style:family="paragraph">
      <style:text-properties fo:font-weight="normal" style:font-weight-asian="normal" style:use-window-font-color="true"/>
    </style:style>
    <style:style style:name="P24" style:parent-style-name="Příloha" style:family="paragraph">
      <style:text-properties fo:font-weight="normal" style:font-weight-asian="normal" style:use-window-font-color="true"/>
    </style:style>
    <style:style style:name="P25" style:parent-style-name="Příloha" style:family="paragraph">
      <style:text-properties fo:font-weight="normal" style:font-weight-asian="normal" style:use-window-font-color="true"/>
    </style:style>
    <style:style style:name="P26" style:parent-style-name="Příloha" style:family="paragraph">
      <style:text-properties fo:font-weight="normal" style:font-weight-asian="normal" style:use-window-font-color="true"/>
    </style:style>
    <style:style style:name="P27" style:parent-style-name="Příloha" style:family="paragraph">
      <style:text-properties fo:font-weight="normal" style:font-weight-asian="normal" style:use-window-font-color="true"/>
    </style:style>
    <style:style style:name="P28" style:parent-style-name="Příloha" style:family="paragraph">
      <style:text-properties fo:font-weight="normal" style:font-weight-asian="normal" style:use-window-font-color="true"/>
    </style:style>
    <style:style style:name="P29" style:parent-style-name="Příloha" style:family="paragraph">
      <style:text-properties fo:font-weight="normal" style:font-weight-asian="normal" style:use-window-font-color="true"/>
    </style:style>
    <style:style style:name="P30" style:parent-style-name="Příloha" style:family="paragraph">
      <style:text-properties fo:font-weight="normal" style:font-weight-asian="normal" style:use-window-font-color="true"/>
    </style:style>
    <style:style style:name="P31" style:parent-style-name="Příloha" style:family="paragraph">
      <style:text-properties fo:font-weight="normal" style:font-weight-asian="normal" style:use-window-font-color="true"/>
    </style:style>
    <style:style style:name="P32" style:parent-style-name="Příloha" style:family="paragraph">
      <style:text-properties fo:font-weight="normal" style:font-weight-asian="normal" style:use-window-font-color="true"/>
    </style:style>
    <style:style style:name="P33" style:parent-style-name="Příloha" style:family="paragraph">
      <style:text-properties fo:font-weight="normal" style:font-weight-asian="normal" style:use-window-font-color="tru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Sp. zn.</text:p>
            <text:p text:style-name="Normální">Č. j.</text:p>
            <text:p text:style-name="Normální">Datum</text:p>
          </table:table-cell>
          <table:table-cell table:style-name="TableCell11">
            <text:p text:style-name="Normální">K106 23/2020</text:p>
            <text:p text:style-name="Normální">12795/2020</text:p>
            <text:p text:style-name="Normální">24. 3.<text:s/>2020</text:p>
          </table:table-cell>
          <table:table-cell table:style-name="TableCell12">
            <text:p text:style-name="Normální"/>
            <text:p text:style-name="Normální"/>
            <text:p text:style-name="Normální"/>
            <text:p text:style-name="Normální"/>
            <text:p text:style-name="Normální">Vážená paní <text:s text:c="4"/></text:p>
            <text:p text:style-name="Normální">Mgr.<text:s/>E. B.</text:p>
            <text:p text:style-name="Normální">xxx, z.<text:s/>s.</text:p>
            <text:p text:style-name="Normální"/>
            <text:p text:style-name="Normální"/>
            <text:p text:style-name="Normální"/>
            <text:p text:style-name="Normální">e-mail:<text:s/></text:p>
            <text:p text:style-name="Normální"><text:span text:style-name="T13">ID DS: <text:s/></text:span></text:p>
          </table:table-cell>
        </table:table-row>
      </table:table>
      <text:h text:style-name="Nadpis1" text:outline-level="1"/>
      <text:h text:style-name="Nadpis1" text:outline-level="1"/>
      <text:h text:style-name="Nadpis1" text:outline-level="1">Sdělení<text:s/>o poskytnutí informace<text:s/></text:h>
      <text:p text:style-name="Základnítext">Vážená paní<text:s/>magistro,</text:p>
      <text:p text:style-name="Základnítext">dne<text:s/>18. 3.<text:s/>2020 byla do Kanceláře veřejného ochránce práv doručena Vaše žádost podle zákona č. 106/1999 Sb., o svobodném přístupu k informacím, ve znění pozdějších předpisů, kterou žádáte o poskytnutí následujících informací:</text:p>
      <text:list text:style-name="LFO30" text:continue-numbering="true">
        <text:list-item>
          <text:p text:style-name="P14">Podklady shromážděné v šetření, které ombudsmanka Anna Šabatová vedla ve věci nezákonné výjimky z emisních limitů pro Elektrárnu Chvaletice<text:s/></text:p>
        </text:list-item>
        <text:list-item>
          <text:p text:style-name="P15">Podklady, na základě kterých ombudsmanka Anna Šabatová poukazovala na problém privatizace největších uhelných elektráren v ČR, který je popsán v této tiskové zprávě: https://www.ochrance.cz/aktualne/tiskove-zpravy-2020/ombudsmanka-anna-sabatova-kritizuje-postupnou-privatizaci-uhelnych-elektraren/</text:p>
        </text:list-item>
      </text:list>
      <text:p text:style-name="Základnítext">Ve smyslu zákona o svobodném přístupu k informacím, se poskytují níže uvedené informace:</text:p>
      <text:p text:style-name="Základnítext">K bodu č. 1</text:p>
      <text:p text:style-name="Základnítext">Viz přílohy; Zpráva o šetření dostupná zde:<text:s/>https://eso.ochrance.cz/Nalezene/Edit/7888</text:p>
      <text:p text:style-name="Základnítext">K bodu č. 2</text:p>
      <text:p text:style-name="Základnítext">Bývalá veřejná ochránkyně práv<text:s/>vycházela<text:s/>z veřejně dostupných<text:s/>internetových zdrojů, zejména: informaci, že<text:s/>Počerady emitují nejvíce skleníkových plynů k dispozici zde: https://znecistovatele.cz/, dále<text:s/>shrnuto<text:s/>ve<text:s/>článku, zde: https://www.irozhlas.cz/zpravy-domov/klima-co2-znecisteni-limity-brabec-cez_1812110600_jab., článek o<text:s/>převodu Počerad do vlastnictví Severní energetické článek<text:s/>zde: https://echo24.cz/a/S93PB/cez-nevyuzil-opci-elektrarnu-pocerady-tak-ziska-tykacova-seven-energy;<text:s/>mediální vyjádření Tykače<text:s/>z<text:s/>časopisu Reportér<text:s/>č.<text:s/>1/2020,<text:s/>"Miliardy v pohybu", str. 88-99. Použitá<text:s/>část článku<text:s/>viz<text:s/>přílohy.</text:p>
      <text:soft-page-break/>
      <text:p text:style-name="Základnítext">S pozdravem</text:p>
      <text:p text:style-name="Základnítext"/>
      <text:p text:style-name="Základnítext"/>
      <text:p text:style-name="Základnítext"/>
      <text:p text:style-name="Základnítext"/>
      <text:p text:style-name="podpis">JUDr. Pavel Pořízek, Ph.D.<text:s/>v. r.</text:p>
      <text:p text:style-name="podpis">vedoucí Kanceláře veřejného ochránce práv</text:p>
      <text:p text:style-name="podpis">(podepsáno elektronicky)</text:p>
      <text:p text:style-name="Příloha"/>
      <text:p text:style-name="Příloha"/>
      <text:p text:style-name="Příloha"/>
      <text:p text:style-name="Příloha">Přílohy</text:p>
      <text:p text:style-name="Příloha"/>
      <text:list text:style-name="LFO31" text:continue-numbering="true">
        <text:list-item>
          <text:p text:style-name="P16">01<text:s/>Rozhodnutí</text:p>
        </text:list-item>
        <text:list-item>
          <text:p text:style-name="P17">02 vyjádření CENIA</text:p>
        </text:list-item>
        <text:list-item>
          <text:p text:style-name="P18">03 protokol z ústního jednání</text:p>
        </text:list-item>
        <text:list-item>
          <text:p text:style-name="P19">79394 Dopis VOP</text:p>
        </text:list-item>
        <text:list-item>
          <text:p text:style-name="P20">Archivní protokol</text:p>
        </text:list-item>
        <text:list-item>
          <text:p text:style-name="P21">Článek<text:s/>RP<text:s/>1</text:p>
        </text:list-item>
        <text:list-item>
          <text:p text:style-name="P22">Článek<text:s/>RP<text:s/>2</text:p>
        </text:list-item>
        <text:list-item>
          <text:p text:style-name="P23">Článek<text:s/>RP<text:s/>3</text:p>
        </text:list-item>
        <text:list-item>
          <text:p text:style-name="P24">Chvaletice-5689-2019<text:s/>DP-ÚZ</text:p>
        </text:list-item>
        <text:list-item>
          <text:p text:style-name="P25">MZP 2019 550 1117 El Chvaletice</text:p>
        </text:list-item>
        <text:list-item>
          <text:p text:style-name="P26">MZP 2019 550 1524 usnesení podjatost El Chvaletice</text:p>
        </text:list-item>
        <text:list-item>
          <text:p text:style-name="P27">Námitka systém podjatosti Greenpeace ČR</text:p>
        </text:list-item>
        <text:list-item>
          <text:p text:style-name="P28">Námitka systém podjatosti obec Bukovka</text:p>
        </text:list-item>
        <text:list-item>
          <text:p text:style-name="P29">Námitka systém podjatosti obec Nebovidy</text:p>
        </text:list-item>
        <text:list-item>
          <text:p text:style-name="P30">Námitka systém podjatosti obec Veltruby</text:p>
        </text:list-item>
        <text:list-item>
          <text:p text:style-name="P31">Námitka systém podjatosti obec Veltruby 000</text:p>
        </text:list-item>
      </text:list>
      <text:p text:style-name="P32"/>
      <text:p text:style-name="P33"/>
      <text:p text:style-name="Příloha"/>
      <text:p text:style-name="Příloha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top="0.3333in" fo:margin-bottom="0.1666in" fo:line-height="105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 fo:margin-top="0.25in" fo:line-height="105%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Značkapozn.podčarou" style:display-name="Značka pozn. pod čarou" style:family="text">
      <style:text-properties style:font-name="Calibri" fo:font-weight="bold" style:font-weight-asian="bold" fo:font-style="normal" style:font-style-asian="normal" style:text-line-through-type="none" fo:color="#008576" style:text-position="super 65.2%" fo:font-size="11.5pt" style:font-size-asian="11.5pt"/>
    </style:style>
    <style:style style:name="Hypertextovýodkaz" style:display-name="Hypertextový odkaz" style:family="text">
      <style:text-properties style:font-name="Calibri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font-weight="normal" style:font-weight-asian="normal" style:font-weight-complex="normal" fo:font-style="normal" style:font-style-asian="normal" style:font-style-complex="normal" style:text-line-through-type="none" fo:color="#808000" fo:font-size="11pt" style:font-size-asian="11pt" style:font-size-complex="11pt" style:text-underline-type="none"/>
    </style:style>
    <style:style style:name="Silné" style:display-name="Silné" style:family="text">
      <style:text-properties fo:font-weight="bold" style:font-weight-asian="bold" style:font-weight-complex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Nadpis5Char" style:display-name="Nadpis 5 Char" style:family="text">
      <style:text-properties style:font-name="Calibri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Zvýraznění" style:display-name="Zvýraznění" style:family="text">
      <style:text-properties fo:font-style="italic" style:font-style-asian="italic" style:font-style-complex="italic"/>
    </style:style>
    <style:style style:name="ZákladnítextChar" style:display-name="Základní text Char" style:family="text">
      <style:text-properties style:font-name="Calibri" fo:font-size="11.5pt" style:font-size-asian="11.5pt" style:font-size-complex="12pt"/>
    </style:style>
    <style:style style:name="Textpozn.podčarouChar" style:display-name="Text pozn. pod čarou Char" style:family="text">
      <style:text-properties style:font-name="Calibri" fo:font-size="9pt" style:font-size-asian="9pt" style:font-size-complex="9pt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Nadpis1Char" style:display-name="Nadpis 1 Char" style:family="text">
      <style:text-properties style:font-name="Calibri" fo:font-weight="bold" style:font-weight-asian="bold" fo:color="#008576" fo:font-size="12pt" style:font-size-asian="12pt" style:font-size-complex="13pt"/>
    </style:style>
    <style:style style:name="Seznam" style:display-name="Seznam" style:family="paragraph" style:parent-style-name="Normální" style:list-style-name="LFO16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hlavíChar" style:display-name="Záhlaví Char" style:family="text">
      <style:text-properties fo:font-size="12pt" style:font-size-asian="12pt" style:font-size-complex="12pt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>
      <style:text-properties fo:font-size="12pt" style:font-size-asian="12pt" style:font-size-complex="12pt"/>
    </style:style>
    <style:style style:name="Číslovanýseznam" style:display-name="Číslovaný seznam" style:family="paragraph" style:parent-style-name="Normální" style:list-style-name="LFO18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>
      <style:text-properties fo:font-size="8pt" style:font-size-asian="8pt" style:font-size-complex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/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>
      <style:text-properties fo:font-weight="bold" style:font-weight-asian="bold" style:font-weight-complex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>
      <style:text-properties style:font-name="Calibri" fo:font-size="11pt" style:font-size-asian="11pt" style:font-size-complex="12pt"/>
    </style:style>
    <style:style style:name="E" style:family="paragraph">
      <style:text-properties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style:font-name-asian="Calibri" fo:font-size="11pt" style:font-size-asian="11pt" style:font-size-complex="11pt" fo:hyphenate="false"/>
    </style:style>
    <style:style style:name="ProstýtextChar" style:display-name="Prostý text Char" style:family="text">
      <style:text-properties style:font-name="Calibri" style:font-name-asian="Calibri" fo:font-size="11pt" style:font-size-asian="11pt" style:font-size-complex="11pt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="Arial" fo:font-weight="normal" style:font-weight-asian="normal" fo:font-style="normal" style:font-style-asian="normal" fo:font-size="12pt" style:font-size-asian="12pt"/>
    </style:style>
    <style:style style:name="WW_CharLFO6LVL1" style:family="text">
      <style:text-properties fo:font-weight="bold" style:font-weight-asian="bold"/>
    </style:style>
    <style:style style:name="WW_CharLFO7LVL1" style:family="text">
      <style:text-properties style:font-name="Symbol"/>
    </style:style>
    <style:style style:name="WW_CharLFO8LVL1" style:family="text">
      <style:text-properties style:font-name="Symbol"/>
    </style:style>
    <style:style style:name="WW_CharLFO9LVL1" style:family="text">
      <style:text-properties style:font-name="Symbol"/>
    </style:style>
    <style:style style:name="WW_CharLFO10LVL1" style:family="text">
      <style:text-properties style:font-name="Symbol"/>
    </style:style>
    <style:style style:name="WW_CharLFO11LVL1" style:family="text">
      <style:text-properties style:font-name="Symbol"/>
    </style:style>
    <style:style style:name="WW_CharLFO12LVL1" style:family="text">
      <style:text-properties style:font-name="Arial" fo:font-weight="normal" style:font-weight-asian="normal" fo:font-style="normal" style:font-style-asian="normal" fo:font-size="12pt" style:font-size-asian="12pt"/>
    </style:style>
    <style:style style:name="WW_CharLFO13LVL1" style:family="text">
      <style:text-properties fo:font-size="12pt" style:font-size-asian="12pt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text:list-style style:name="LFO16">
      <text:list-level-style-bullet text:level="1" text:style-name="WW_CharLFO1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 style:text-emphasize="none"/>
    </style:style>
    <text:list-style style:name="LFO18">
      <text:list-level-style-number text:level="1" text:style-name="WW_CharLFO1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1LVL1" style:family="text">
      <style:text-properties style:font-name="Symbol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12">
      <text:list-level-style-number text:level="1" text:style-name="WW_CharLFO12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text:style-name="WW_CharLFO13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0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965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>
        <style:tab-stops>
          <style:tab-stop style:type="left" style:position="3.2034in"/>
        </style:tab-stops>
      </style:paragraph-properties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ge" style:vertical-rel="page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7728" draw:style-name="a0" draw:name="Obrázek 1" text:anchor-type="paragraph" svg:x="0.45278in" svg:y="0.45278in" svg:width="3.13403in" svg:height="0.57083in" style:rel-width="scale" style:rel-height="scale"><draw:image xlink:href="media/image1.jpeg" xlink:type="simple" xlink:show="embed" xlink:actuate="onLoad"/><svg:title/><svg:desc/></draw:frame></text:p>
      </style:header>
      <style:footer>
        <text:p text:style-name="kontakt">Kancelář veřejného ochránce práv, Údolní 39, 602 00 Brno, tel.: (+420) 542 542 111</text:p>
        <text:p text:style-name="kontakt">podatelna@ochrance.cz,<text:s/>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subject/>
    <meta:initial-creator>Půček Pavel Mgr.</meta:initial-creator>
    <dc:creator>Kubikova</dc:creator>
    <meta:creation-date>2020-04-01T08:13:00Z</meta:creation-date>
    <dc:date>2020-04-01T08:13:00Z</dc:date>
    <meta:print-date>2016-06-27T06:08:00Z</meta:print-date>
    <meta:template xlink:href="05_odložení.dotm" xlink:type="simple"/>
    <meta:editing-cycles>2</meta:editing-cycles>
    <meta:editing-duration>PT0S</meta:editing-duration>
    <meta:user-defined meta:name="ContentTypeId">0x010100D3A71DC738674B4893D02C4CA0E22FAC</meta:user-defined>
    <meta:user-defined meta:name="datum vzniku"/>
    <meta:document-statistic meta:page-count="2" meta:paragraph-count="4" meta:word-count="323" meta:character-count="2226" meta:row-count="15" meta:non-whitespace-character-count="1907"/>
  </office:meta>
</office:document-meta>
</file>